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illes Migliori</meta:initial-creator>
    <dc:creator>Gilles Migliori</dc:creator>
    <meta:editing-cycles>1</meta:editing-cycles>
    <meta:creation-date>2017-08-10T06:07:00</meta:creation-date>
    <dc:date>2017-08-10T06:07:00</dc:date>
    <meta:editing-duration>P0D</meta:editing-duration>
    <meta:generator>LibreOffice/6.3.1.2$Linux_X86_64 LibreOffice_project/b79626edf0065ac373bd1df5c28bd630b4424273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